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60pt" style:font-size-asian="60pt" style:font-size-complex="6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 de Acoso Sexual en el Metropolit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ENNY </meta:initial-creator>
    <meta:creation-date>2017-12-16T19:04:03.36</meta:creation-date>
    <meta:document-statistic meta:table-count="0" meta:image-count="0" meta:object-count="0" meta:page-count="1" meta:paragraph-count="1" meta:word-count="7" meta:character-count="41"/>
    <dc:date>2017-12-16T19:05:30.12</dc:date>
    <dc:creator>YENNY </dc:creator>
    <meta:editing-duration>PT1M26S</meta:editing-duration>
    <meta:editing-cycles>1</meta:editing-cycles>
    <meta:generator>OpenOffice/4.1.3$Win32 OpenOffice.org_project/413m1$Build-9783</meta:generator>
  </office:meta>
</office:document-meta>
</file>